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cell-protect="protected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2.9910416666667cm" style:use-optimal-column-width="true"/>
    </style:style>
    <style:style style:name="co3" style:family="table-column">
      <style:table-column-properties fo:break-before="auto" style:column-width="6.32354166666667cm" style:use-optimal-column-width="true"/>
    </style:style>
    <style:style style:name="co4" style:family="table-column">
      <style:table-column-properties fo:break-before="auto" style:column-width="7.14375cm" style:use-optimal-column-width="true"/>
    </style:style>
    <style:style style:name="co5" style:family="table-column">
      <style:table-column-properties fo:break-before="auto" style:column-width="5.5297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8.67833333333333cm" style:use-optimal-column-width="true"/>
    </style:style>
    <style:style style:name="co9" style:family="table-column">
      <style:table-column-properties fo:break-before="auto" style:column-width="0.926041666666667cm" style:use-optimal-column-width="true"/>
    </style:style>
    <style:style style:name="co10" style:family="table-column">
      <style:table-column-properties fo:break-before="auto" style:column-width="5.23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number-columns-repeated="3" table:style-name="ce2"/>
          <table:table-cell table:style-name="ce1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style-name="ce1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ugust Release (eFUT)</text:p>
          </table:table-cell>
          <table:table-cell office:value-type="string" table:style-name="ce2">
            <text:p>Login and Registration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Homepag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Case Management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Usage Detail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1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3A (SIT1)</text:p>
          </table:table-cell>
          <table:table-cell office:value-type="string" table:style-name="ce2">
            <text:p>Deployment (STP1): 10/10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Execution Start: 17/10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UT - Sanity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3B (SIT1)</text:p>
          </table:table-cell>
          <table:table-cell office:value-type="string" table:style-name="ce2">
            <text:p>Deployment (STP1): 28/11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Execution Start: 05/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4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4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4B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4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4C</text:p>
          </table:table-cell>
          <table:table-cell office:value-type="string" table:style-name="ce2">
            <text:p>DROP 4C.1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Datas de fim de DEV: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1/Jun- CR20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31/Jan- WA#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7/Jun- CR20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02/Fev - BS#1 | WA#3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Testing in Progress= FTCR020</text:p>
          </table:table-cell>
          <table:table-cell office:value-type="string" table:style-name="ce2">
            <text:p><text:s/>WA#02</text:p>
          </table:table-cell>
          <table:table-cell office:value-type="string" table:style-name="ce2">
            <text:p><text:s/>WA#11</text:p>
          </table:table-cell>
          <table:table-cell office:value-type="string" table:style-name="ce2">
            <text:p><text:s text:c="2"/>WA#31/ CR081 / CR083 / CR164 / FTCR016</text:p>
          </table:table-cell>
          <table:table-cell office:value-type="string" table:style-name="ce2">
            <text:p><text:s text:c="2"/>WA#36/ CR208 / CR127/ FTCR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DROP4C.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Datas Fim de Dev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8/Jun- WA#1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9/Fev- CR110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05/Fev- CR05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08/Jun- CR03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0/Jun- CR126B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4/Jun- CR20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CR004/CR207/FTCR026/FTCR023 - Credit Vetting (HLD 2.0.1)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DROP4C.3 - OTHER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3/Jun- WA#2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5/May-CR50A/ CR50B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CR150?????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5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utomation Regression test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5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Sanity Test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5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nhancements and Change Requests</text:p>
          </table:table-cell>
          <table:table-cell office:value-type="string" table:style-name="ce2">
            <text:p>Enhancements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6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Jun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6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PayG</text:p>
          </table:table-cell>
          <table:table-cell office:value-type="string" table:style-name="ce2">
            <text:p>ETA for deploy to SIT3 DROP1- 15/01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WA#0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WA#0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WA#02 Homepage PAYG â€“ 1st phas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WA#14 Personal Details PAYG - 1st phas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WA#2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number-rows-repeated="2" table:style-name="ro1">
          <table:table-cell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6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Regression Testing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7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ROP 4B - April Release</text:p>
          </table:table-cell>
          <table:table-cell office:value-type="string" table:style-name="ce2">
            <text:p>DROP 4B.2 - April Release</text:p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CR54/CR110/GDPR/F-Secure/ FTCR-023 (test data creation)- Tested in Azure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Others <text:s/>main environment Azure3 or SIT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arametro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81" table:default-cell-style-name="ce1"/>
        <table:table-row table:style-name="ro1">
          <table:table-cell/>
          <table:table-cell office:value-type="string" table:number-columns-spanned="2" table:number-rows-spanned="1" table:style-name="ce3">
            <text:p>Parâmetro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4">
            <text:p>project_id</text:p>
          </table:table-cell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testrail_user</text:p>
          </table:table-cell>
          <table:table-cell office:value-type="string" table:style-name="ce4">
            <text:p>marcio.sansone@celfocus.co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testrail_password</text:p>
          </table:table-cell>
          <table:table-cell office:value-type="string" table:style-name="ce5">
            <text:p>Senha&amp;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information</text:p>
          </table:table-cell>
          <table:table-cell office:value-type="string" table:style-name="ce4">
            <text:p>project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path_files</text:p>
          </table:table-cell>
          <table:table-cell office:value-type="string" table:style-name="ce4">
            <text:p>D:\NB24146\Documents\Projects\Excel-Java\files\</text:p>
          </table:table-cell>
          <table:table-cell table:number-columns-repeated="16381"/>
        </table:table-row>
        <table:table-row table:number-rows-repeated="15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Projects" table:style-name="ta2">
        <table:table-column table:style-name="co9" table:default-cell-style-name="ce1"/>
        <table:table-column table:style-name="co10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Pilot Project (QA)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Vodafone Ireland - EQX Digital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CELFOCUS StoreIT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Sheet6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Main.B5:Main.F62" table:name="the_file_name__3" table:display-filter-buttons="true" table:on-update-keep-size="false" table:on-update-keep-styles="true" table:refresh-delay="false">
          <table:database-source-sql table:database-name="Provider=Microsoft.Mashup.OleDb.1;Data Source=$Workbook$;Location=the-file-name (3);Extended Properties=&quot;&quot;" table:sql-statement="SELECT * FROM [the-file-name (3)]"/>
        </table:database-range>
        <table:database-range table:target-range-address="Projects.A1:Projects.B4" table:name="Projects__2" table:display-filter-buttons="true" table:on-update-keep-size="false" table:on-update-keep-styles="true" table:refresh-delay="false">
          <table:database-source-sql table:database-name="Provider=Microsoft.Mashup.OleDb.1;Data Source=$Workbook$;Location=Projects (2);Extended Properties=&quot;&quot;" table:sql-statement="SELECT * FROM [Projects (2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arcio Sansone</meta:initial-creator>
    <dc:creator>Marcio Sansone</dc:creator>
    <meta:creation-date>2018-04-23T16:56:51Z</meta:creation-date>
    <dc:date>2018-04-26T15:47:08Z</dc:date>
  </office:meta>
</office:document-meta>
</file>